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Mentira</text:p>
      <text:p text:style-name="Author">DESCONHECIDO</text:p>
      <text:p text:style-name="Date">2017-07-21T17:00:00+09:00</text:p>
      <text:h text:style-name="Heading_20_1" text:outline-level="1">A MENTIRA</text:h>
      <text:p text:style-name="First_20_paragraph">Mentir é falar ou dizer algo contrário à verdade; é a expressão e manifestação contrária ao que alguém sabe, crê ou pensa. Pode-se crer na mentira, falar mentira e praticar a mentira. É o engano em seus diferentes aspectos; nocivo ao ser humano e ofensa grave diante de Deus. O diabo é o pai da mentira (<text:a xlink:type="simple" xlink:href="http://bibliaonline.com.br/acf/jo/8/44" office:name=""><text:span text:style-name="Definition">João 8:44</text:span></text:a>) e, portanto, a mentira é um instrumento diabólico que o homem usa para sua própria perdição. O mais triste é que o homem ama a mentira, não ama a verdade pois ele é mau por natureza (<text:a xlink:type="simple" xlink:href="http://bibliaonline.com.br/acf/rm/1/25" office:name=""><text:span text:style-name="Definition">Rom. 1:25</text:span></text:a>; <text:a xlink:type="simple" xlink:href="http://bibliaonline.com.br/acf/ap/22/15" office:name=""><text:span text:style-name="Definition">Apoc. 22:15</text:span></text:a>).</text:p>
      <text:p text:style-name="Text_20_body">A juventude, em termos gerais, está sendo arrastada à perdição eterna pelo prazer transitório da inclinação à droga, sexo, etc. Tudo não passa de uma grande mentira; é enganoso, anormal, trazendo prejuízos físicos, morais e espirituais. Tais coisas podem ser definidas como praticar a mentira. Esta prática abrange os mais variados aspectos da mentira como idolatria, homicídio, adultério, fornicação, cobiça, etc.</text:p>
      <text:p text:style-name="Text_20_body">Falar mentira é um mal muito comum em todos os ambientes e esferas da vida. Algumas pessoas dizem que certas mentiras são benignas, mas isto não é correto. Toda mentira, pequena ou grande, é um instrumento do diabo, portanto é recomendável que o crente não se comprometa com coisa alguma que possa levá-lo a mentir. Todo verdadeiro crente deve tratar tudo de uma forma positiva; na verdade o seu falar deve ser "Sim, sim, Não, não, porque o que passa disto é de procedência maligna" (<text:a xlink:type="simple" xlink:href="http://bibliaonline.com.br/acf/mt/5/37" office:name=""><text:span text:style-name="Definition">Mateus 5:37</text:span></text:a>).</text:p>
      <text:p text:style-name="Text_20_body">Existe também a mentira doutrinária e a mentira teórica. O espírito do erro nega que Jesus Cristo veio em carne, nega que Cristo é Deus (<text:a xlink:type="simple" xlink:href="http://bibliaonline.com.br/acf/1jo/4/6" office:name=""><text:span text:style-name="Definition">I jo 4:6</text:span></text:a>). Esta é uma mentira doutrinária. A teoria da evolução é uma mentira teórica pois nega a criação, negando assim o Criador que é Deus. Há pessoas que crêem nessas mentiras, e haverá muitíssimos que irão crer na mentira por não terem dado crédito à verdade (<text:a xlink:type="simple" xlink:href="http://bibliaonline.com.br/acf/2ts/2/10-12" office:name=""><text:span text:style-name="Definition">II Tess. 2:10-12</text:span></text:a>).</text:p>
      <text:p text:style-name="Text_20_body">Quando Adão e Eva pecaram no Éden, o pecado entrou no ser humano; entrou a mentira, o mal e, consequentemente, a morte. "Porque o salário do pecado é a morte", mas graças a Deus que "o dom gratuito de Deus é a vida eterna, por Cristo Jesus nosso Senhor" (<text:a xlink:type="simple" xlink:href="http://bibliaonline.com.br/acf/rm/6/23" office:name=""><text:span text:style-name="Definition">Rom. 6:23</text:span></text:a>). Portanto, ao homem agrada, por natureza, crer na mentira; agrada-lhe praticar a mentira e ele até mesmo ama a mentira. Repito, a mentira é prejuízo ao homem e, com todos os seus horrorosos aspectos, o degenera e o leva à perdição. O diabo com seu instrumental de mentira rouba, mata e destrói o homem. Está escrito: "O ladrão vem somente para roubar, matar e destruir" (<text:a xlink:type="simple" xlink:href="http://bibliaonline.com.br/acf/jo/10/10" office:name=""><text:span text:style-name="Definition">João 10:10</text:span></text:a>). O diabo lançou a sua mentira no mundo: "a concupiscência da carne, a concupiscência dos olhos e a soberba da vida" (<text:a xlink:type="simple" xlink:href="http://bibliaonline.com.br/acf/1jo/2/16" office:name=""><text:span text:style-name="Definition">I jo 2:16</text:span></text:a>).</text:p>
      <text:p text:style-name="Text_20_body">Devemos aborrecer a mentira, em qualquer forma que se apresente, e não nos esquecermos que o primeiro pecado grave, pecado de morte, registrado na igreja, foi uma mentira (<text:a xlink:type="simple" xlink:href="http://bibliaonline.com.br/acf/atos/5/1-11" office:name=""><text:span text:style-name="Definition">Atos. 5:1-11</text:span></text:a>). Temos que amar a verdade, a qual está em nós, e estará para sempre (<text:a xlink:type="simple" xlink:href="http://bibliaonline.com.br/acf/2jo/1/1,2" office:name=""><text:span text:style-name="Definition">II jo 1,2</text:span></text:a>). Procuremos praticar a verdade em nossas vidas, crer na verdade, falar a verdade e amar a verdade. Cristo disse: "Eu sou o caminho, e a verdade, e a vida; ninguém vem ao Pai, senão por mim" (<text:a xlink:type="simple" xlink:href="http://bibliaonline.com.br/acf/jo/14/6" office:name=""><text:span text:style-name="Definition">João 14:6</text:span></text:a>). "Pelo que deixai a mentira, e falai a verdade cada um com o seu próximo; porque somos membros uns dos outros" (<text:a xlink:type="simple" xlink:href="http://bibliaonline.com.br/acf/ef/4/25" office:name=""><text:span text:style-name="Definition">Efésios 4:25</text:span></text:a>).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Mentira</dc:title>
  </office:meta>
</office:document-meta>
</file>